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3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.177cm" style:rel-column-width="4535*"/>
    </style:style>
    <style:style style:name="表6.B" style:family="table-column">
      <style:table-column-properties style:column-width="15.824cm" style:rel-column-width="61000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#ffff00" style:font-name-asian="メイリオ" style:font-size-asian="13pt" style:language-asian="ja" style:country-asian="JP" style:font-size-complex="13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11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cc00" style:writing-mode="lr-tb">
        <style:background-image/>
      </style:paragraph-properties>
      <style:text-properties fo:font-variant="normal" fo:text-transform="none" fo:color="#3333ff" style:text-line-through-style="none" style:font-name="メイリオ" fo:font-size="13pt" fo:font-style="normal" style:text-underline-style="none" fo:font-weight="normal" style:text-blinking="false" fo:background-color="#ffff00" style:font-name-asian="メイリオ" style:font-size-asian="13pt" style:language-asian="ja" style:country-asian="JP" style:font-size-complex="13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4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5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6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17" style:family="paragraph" style:parent-style-name="Table_20_Contents">
      <style:text-properties style:font-name="メイリオ" fo:font-size="14pt" style:font-name-asian="メイリオ" style:font-size-asian="14pt" style:language-asian="ja" style:country-asian="JP" style:font-size-complex="14pt"/>
    </style:style>
    <style:style style:name="P18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7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8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9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0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1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2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3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5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6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7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8" style:family="paragraph" style:parent-style-name="Text_20_body" style:list-style-name="L1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9" style:family="paragraph" style:parent-style-name="Text_20_body" style:list-style-name="L2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0" style:family="paragraph" style:parent-style-name="Text_20_body" style:list-style-name="L2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1" style:family="paragraph" style:parent-style-name="Text_20_body" style:list-style-name="L2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4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4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46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47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48" style:family="paragraph" style:parent-style-name="Table_20_Contents" style:list-style-name="L23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P49" style:family="paragraph" style:parent-style-name="Table_20_Contents" style:list-style-name="L24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P50" style:family="paragraph" style:parent-style-name="Table_20_Contents" style:list-style-name="L25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P5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52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22pt" style:font-name-asian="メイリオ" style:font-size-asian="22pt" style:font-size-complex="22pt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1" style:family="text">
      <style:text-properties fo:color="#0084d1" fo:font-size="26pt" fo:font-weight="bold" fo:background-color="#ffff00" style:font-size-asian="26pt" style:font-weight-asian="bold" style:font-size-complex="26pt" style:font-weight-complex="bold"/>
    </style:style>
    <style:style style:name="T12" style:family="text">
      <style:text-properties fo:font-variant="normal" fo:text-transform="none" fo:color="#000000" style:text-line-through-style="none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<text:span text:style-name="T2">23_37</text:span>----------------------------------------------------------------</text:p>
      <text:p text:style-name="P8">[38] res free# JVEMV6 37#23_X / 37. miscs / 23. CO2 / 20200608_172831</text:p>
      <text:p text:style-name="P6"/>
      <text:p text:style-name="P5">[do] <text:span text:style-name="T4">#_ </text:span></text:p>
      <text:list xml:id="list4785908373840180027" text:style-name="L1">
        <text:list-item>
          <text:p text:style-name="P18">REVIEW </text:p>
        </text:list-item>
        <text:list-item>
          <text:p text:style-name="P18">TASK-1 : #15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3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33.A2" office:value-type="string">
            <text:p text:style-name="P16"/>
          </table:table-cell>
        </table:table-row>
      </table:table>
      <text:list xml:id="list37558052" text:continue-numbering="true" text:style-name="L1">
        <text:list-item>
          <text:list>
            <text:list-item>
              <text:p text:style-name="P18">==&gt; COMP</text:p>
            </text:list-item>
          </text:list>
        </text:list-item>
        <text:list-item>
          <text:p text:style-name="P18"/>
        </text:list-item>
      </text:list>
      <text:p text:style-name="P5"/>
      <text:p text:style-name="P5">[next]</text:p>
      <text:list xml:id="list986905363539341507" text:style-name="L2">
        <text:list-item>
          <text:p text:style-name="P19">TASK : #18</text:p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4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34.A2" office:value-type="string">
            <text:p text:style-name="P16"/>
          </table:table-cell>
        </table:table-row>
      </table:table>
      <text:list xml:id="list37537549" text:continue-numbering="true" text:style-name="L2">
        <text:list-item>
          <text:p text:style-name="P19"/>
        </text:list-item>
      </text:list>
      <text:p text:style-name="P5"><text:soft-page-break/>[further]</text:p>
      <text:p text:style-name="P13"><text:line-break/><text:span text:style-name="T5">[/ XXX] 20200608_172750</text:span></text:p>
      <text:p text:style-name="P6"/>
      <text:p text:style-name="P2"/>
      <text:p text:style-name="P5"><text:span text:style-name="T2">23_38</text:span>----------------------------------------------------------------</text:p>
      <text:p text:style-name="P8">[39] res free# JVEMV6 37#23_X / 37. miscs / 23. CO2 / 20200609_171220</text:p>
      <text:p text:style-name="P6"/>
      <text:p text:style-name="P5">[do] <text:span text:style-name="T4">#_ </text:span></text:p>
      <text:list xml:id="list9030705284065767842" text:style-name="L3">
        <text:list-item>
          <text:p text:style-name="P20">REVIEW </text:p>
        </text:list-item>
        <text:list-item>
          <text:p text:style-name="P20">TASK-1 : #18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3.A2" office:value-type="string">
            <text:p text:style-name="P16"/>
          </table:table-cell>
        </table:table-row>
      </table:table>
      <text:list xml:id="list37552411" text:continue-numbering="true" text:style-name="L3">
        <text:list-item>
          <text:p text:style-name="P20"/>
        </text:list-item>
      </text:list>
      <text:p text:style-name="P5">[next]</text:p>
      <text:list xml:id="list4682709977044454740" text:style-name="L4">
        <text:list-item>
          <text:p text:style-name="P21">TASK : #20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4.A2" office:value-type="string">
            <text:p text:style-name="P16">C:\WORKS_2\WS\WS_Others.JVEMV6\JVEMV6\37_miscs\23_CO2\texts\texts_47.odt</text:p>
          </table:table-cell>
        </table:table-row>
        <text:soft-page-break/>
        <table:table-row>
          <table:table-cell table:style-name="表4.A2" office:value-type="string">
            <text:p text:style-name="P16"/>
          </table:table-cell>
        </table:table-row>
      </table:table>
      <text:list xml:id="list37550229" text:continue-numbering="true" text:style-name="L4">
        <text:list-item>
          <text:p text:style-name="P21"/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2"/>
      <text:p text:style-name="P5"><text:span text:style-name="T2">23_39</text:span>----------------------------------------------------------------</text:p>
      <text:p text:style-name="P8">[40] res free# JVEMV6 37#23_X / 37. miscs / 23. CO2 / 20200610_185858</text:p>
      <text:p text:style-name="P6"/>
      <text:p text:style-name="P5">[do] <text:span text:style-name="T4">#_ </text:span></text:p>
      <text:list xml:id="list3860783861899079828" text:style-name="L5">
        <text:list-item>
          <text:p text:style-name="P22">REVIEW </text:p>
        </text:list-item>
        <text:list-item>
          <text:p text:style-name="P22">TASK-1 : #20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7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7.A2" office:value-type="string">
            <text:p text:style-name="P16"/>
          </table:table-cell>
        </table:table-row>
      </table:table>
      <text:list xml:id="list37541996" text:continue-numbering="true" text:style-name="L5">
        <text:list-item>
          <text:p text:style-name="P22"/>
          <text:list>
            <text:list-item>
              <text:p text:style-name="P22"/>
            </text:list-item>
          </text:list>
        </text:list-item>
      </text:list>
      <text:p text:style-name="P5"/>
      <text:p text:style-name="P5">[next]</text:p>
      <text:list xml:id="list2555413557413953380" text:style-name="L6">
        <text:list-item>
          <text:p text:style-name="P23">TASK : #20</text:p>
        </text:list-item>
      </text:list>
      <table:table table:name="表8" table:style-name="表8">
        <table:table-column table:style-name="表8.A"/>
        <text:soft-page-break/>
        <table:table-row>
          <table:table-cell table:style-name="表8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8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8.A2" office:value-type="string">
            <text:p text:style-name="P16"/>
          </table:table-cell>
        </table:table-row>
      </table:table>
      <text:list xml:id="list37552268" text:continue-numbering="true" text:style-name="L6">
        <text:list-item>
          <text:p text:style-name="P23"/>
        </text:list-item>
      </text:list>
      <text:p text:style-name="P5">[further]</text:p>
      <text:p text:style-name="P13"><text:line-break/><text:span text:style-name="T5">[/ XXX] 20200610_191443</text:span></text:p>
      <text:p text:style-name="P6"/>
      <text:p text:style-name="P2"/>
      <text:p text:style-name="P6"/>
      <text:p text:style-name="P5"><text:span text:style-name="T2">23_40</text:span>----------------------------------------------------------------</text:p>
      <text:p text:style-name="P8">[41] res free# JVEMV6 37#23_X / 37. miscs / 23. CO2 / 20200613_164530</text:p>
      <text:p text:style-name="P6"/>
      <text:p text:style-name="P5">[do] <text:span text:style-name="T4">#_ </text:span></text:p>
      <text:list xml:id="list3374967140187889904" text:style-name="L7">
        <text:list-item>
          <text:p text:style-name="P24">REVIEW </text:p>
        </text:list-item>
        <text:list-item>
          <text:p text:style-name="P24">TASK-1 : #20 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9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9.A2" office:value-type="string">
            <text:p text:style-name="P16"/>
          </table:table-cell>
        </table:table-row>
      </table:table>
      <text:list xml:id="list37560817" text:continue-numbering="true" text:style-name="L7">
        <text:list-item>
          <text:p text:style-name="P24"><text:soft-page-break/>TASK-2 : #21</text:p>
        </text:list-item>
      </text:list>
      <text:p text:style-name="P5"/>
      <text:p text:style-name="P5">[next]</text:p>
      <text:list xml:id="list1102079090064507110" text:style-name="L8">
        <text:list-item>
          <text:p text:style-name="P35">TASK : #22</text:p>
        </text:list-item>
      </text:list>
      <text:p text:style-name="P5">[further]</text:p>
      <text:p text:style-name="P13"><text:line-break/><text:span text:style-name="T5">[/ XXX] 20200613_171508</text:span></text:p>
      <text:p text:style-name="P6"/>
      <text:p text:style-name="P2"/>
      <text:p text:style-name="P6"/>
      <text:p text:style-name="P5"><text:span text:style-name="T2">23_41</text:span>----------------------------------------------------------------</text:p>
      <text:p text:style-name="P8">[42] res free# JVEMV6 37#23_X / 37. miscs / 23. CO2 / 20200616_183333</text:p>
      <text:p text:style-name="P3"/>
      <text:p text:style-name="P5">[do] <text:span text:style-name="T4">#_ </text:span></text:p>
      <text:list xml:id="list6375723543795010002" text:style-name="L9">
        <text:list-item>
          <text:p text:style-name="P25">REVIEW </text:p>
        </text:list-item>
        <text:list-item>
          <text:p text:style-name="P25"><text:span text:style-name="T4">#_ </text:span>TASK-1 : #22</text:p>
        </text:list-item>
        <text:list-item>
          <text:p text:style-name="P25"><text:span text:style-name="T4">#_ </text:span>SEG-1 : search ==&gt; “plasma microwave discharge”</text:p>
          <text:list>
            <text:list-item>
              <text:p text:style-name="P25"><text:a xlink:type="simple" xlink:href="https://www.youtube.com/results?search_query=plasma+microwave+discharge" text:style-name="Internet_20_link" text:visited-style-name="Visited_20_Internet_20_Link">https://www.youtube.com/results?search_query=plasma+microwave+discharge</text:a></text:p>
            </text:list-item>
            <text:list-item>
              <text:p text:style-name="P25"><text:a xlink:type="simple" xlink:href="https://www.youtube.com/watch?v=59LiRywyHrc" text:style-name="Internet_20_link" text:visited-style-name="Visited_20_Internet_20_Link">https://www.youtube.com/watch?v=59LiRywyHrc</text:a></text:p>
            </text:list-item>
          </text:list>
        </text:list-item>
      </text:list>
      <text:p text:style-name="P5">[next]</text:p>
      <text:list xml:id="list6764306049183604238" text:style-name="L10">
        <text:list-item>
          <text:p text:style-name="P26">TASK : M-47 / #21.1 “<text:span text:style-name="T9">Gliding arc (GA) discharge</text:span>”</text:p>
        </text:list-item>
      </text:list>
      <text:p text:style-name="P5">[further]</text:p>
      <text:p text:style-name="P13"><text:line-break/><text:soft-page-break/><text:span text:style-name="T5">[/ XXX] 20200616_183312</text:span></text:p>
      <text:p text:style-name="P6"/>
      <text:p text:style-name="P2"/>
      <text:p text:style-name="P5"><text:span text:style-name="T2">23_42</text:span>----------------------------------------------------------------</text:p>
      <text:p text:style-name="P8">[43] res free# JVEMV6 37#23_X / 37. miscs / 23. CO2 / 20200617_180655</text:p>
      <text:p text:style-name="P3"/>
      <text:p text:style-name="P5">[do] <text:span text:style-name="T4">#_ </text:span></text:p>
      <text:list xml:id="list7995057179400649907" text:style-name="L11">
        <text:list-item>
          <text:p text:style-name="P27">REVIEW </text:p>
        </text:list-item>
        <text:list-item>
          <text:p text:style-name="P27"><text:span text:style-name="T4">#_ </text:span>TASK-1 : M-47 / #21.1 “<text:span text:style-name="T9">Gliding arc (GA) discharge</text:span>”</text:p>
          <text:list>
            <text:list-item>
              <text:p text:style-name="P27">==&gt; COMP</text:p>
            </text:list-item>
          </text:list>
        </text:list-item>
      </text:list>
      <text:p text:style-name="P5">[next]</text:p>
      <text:list xml:id="list7987677256142352765" text:style-name="L12">
        <text:list-item>
          <text:p text:style-name="P36">TASK : #21.1.1 ==&gt; memo-out</text:p>
        </text:list-item>
      </text:list>
      <text:p text:style-name="P5">[further]</text:p>
      <text:p text:style-name="P13"><text:line-break/><text:span text:style-name="T5">[/ XXX] 20200617_185537</text:span></text:p>
      <text:p text:style-name="P6"/>
      <text:p text:style-name="P2"/>
      <text:p text:style-name="P5"><text:span text:style-name="T2">23_43</text:span>----------------------------------------------------------------</text:p>
      <text:p text:style-name="P8">[44] res free# JVEMV6 37#23_X / 37. miscs / 23. CO2 / 20200618_181124</text:p>
      <text:p text:style-name="P3"/>
      <text:p text:style-name="P3"/>
      <text:p text:style-name="P5">[do] <text:span text:style-name="T4">#_ </text:span></text:p>
      <text:list xml:id="list3215564972537034718" text:style-name="L13">
        <text:list-item>
          <text:p text:style-name="P28"><text:soft-page-break/>REVIEW </text:p>
        </text:list-item>
        <text:list-item>
          <text:p text:style-name="P28">TASK-1 : #21.1.1 ==&gt; memo-out</text:p>
          <text:list>
            <text:list-item>
              <text:p text:style-name="P28">T-1.1</text:p>
              <text:list>
                <text:list-item>
                  <text:p text:style-name="P28">search : <text:a xlink:type="simple" xlink:href="https://www.youtube.com/results?search_query=glinding+arc+plasma" text:style-name="Internet_20_link" text:visited-style-name="Visited_20_Internet_20_Link">https://www.youtube.com/results?search_query=glinding+arc+plasma</text:a></text:p>
                </text:list-item>
                <text:list-item>
                  <text:p text:style-name="P28"/>
                </text:list-item>
              </text:list>
            </text:list-item>
          </text:list>
        </text:list-item>
      </text:list>
      <text:p text:style-name="P14"/>
      <text:p text:style-name="P5">[next]</text:p>
      <text:list xml:id="list3563209544594578124" text:style-name="L14">
        <text:list-item>
          <text:p text:style-name="P29">TASK : #22 / M-47</text:p>
          <text:list>
            <text:list-item>
              <text:p text:style-name="P29">==&gt; pick up again</text:p>
            </text:list-item>
          </text:list>
        </text:list-item>
      </text:list>
      <text:p text:style-name="P5">[further]</text:p>
      <text:p text:style-name="P13"><text:line-break/><text:span text:style-name="T5">[/ XXX] 20200618_185031</text:span></text:p>
      <text:p text:style-name="P6"/>
      <text:p text:style-name="P2"/>
      <text:p text:style-name="P5"><text:span text:style-name="T2">23_44</text:span>----------------------------------------------------------------</text:p>
      <text:p text:style-name="P8">[45] res free# JVEMV6 37#23_X / 37. miscs / 23. CO2 / 20200620_124350</text:p>
      <text:p text:style-name="P3"/>
      <text:p text:style-name="P5">[do] <text:span text:style-name="T4">#_ </text:span></text:p>
      <text:list xml:id="list890476271152962665" text:style-name="L15">
        <text:list-item>
          <text:p text:style-name="P30">REVIEW </text:p>
        </text:list-item>
        <text:list-item>
          <text:p text:style-name="P30">TASK-1 : #22 / M-47</text:p>
          <text:list>
            <text:list-item>
              <text:p text:style-name="P30">search : plasma radio frequency</text:p>
              <text:list>
                <text:list-item>
                  <text:p text:style-name="P30"><text:a xlink:type="simple" xlink:href="https://www.youtube.com/results?search_query=plasma+radio+frequency" text:style-name="Internet_20_link" text:visited-style-name="Visited_20_Internet_20_Link">https://www.youtube.com/results?search_query=plasma+radio+frequency</text:a></text:p>
                </text:list-item>
                <text:list-item>
                  <text:p text:style-name="P30"><text:soft-page-break/><text:a xlink:type="simple" xlink:href="https://www.youtube.com/watch?v=vYnl-wNq0JE" text:style-name="Internet_20_link" text:visited-style-name="Visited_20_Internet_20_Link">https://www.youtube.com/watch?v=vYnl-wNq0JE</text:a> “13.56 MHz RF Plasma Chamber”</text:p>
                </text:list-item>
              </text:list>
            </text:list-item>
            <text:list-item>
              <text:p text:style-name="P30">search : “RF plasma”</text:p>
              <text:list>
                <text:list-item>
                  <text:p text:style-name="P30"><text:a xlink:type="simple" xlink:href="https://www.youtube.com/results?search_query=RF+plasma" text:style-name="Internet_20_link" text:visited-style-name="Visited_20_Internet_20_Link">https://www.youtube.com/results?search_query=RF+plasma</text:a></text:p>
                </text:list-item>
                <text:list-item>
                  <text:p text:style-name="P30"><text:a xlink:type="simple" xlink:href="https://www.youtube.com/watch?v=atVSxvbiPg0" text:style-name="Internet_20_link" text:visited-style-name="Visited_20_Internet_20_Link">https://www.youtube.com/watch?v=atVSxvbiPg0</text:a></text:p>
                </text:list-item>
              </text:list>
            </text:list-item>
            <text:list-item>
              <text:p text:style-name="P30">search : “plasma corona discharge”</text:p>
              <text:list>
                <text:list-item>
                  <text:p text:style-name="P30"><text:a xlink:type="simple" xlink:href="https://www.youtube.com/results?search_query=plasma+corona+discharge" text:style-name="Internet_20_link" text:visited-style-name="Visited_20_Internet_20_Link">https://www.youtube.com/results?search_query=plasma+corona+discharge</text:a></text:p>
                </text:list-item>
                <text:list-item>
                  <text:p text:style-name="P30"><text:a xlink:type="simple" xlink:href="https://www.youtube.com/watch?v=2pLJ2ZX4By4" text:style-name="Internet_20_link" text:visited-style-name="Visited_20_Internet_20_Link">https://www.youtube.com/watch?v=2pLJ2ZX4By4</text:a></text:p>
                  <text:list>
                    <text:list-item>
                      <text:p text:style-name="P30">“Corona and Arc Discharge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0">TASK-2 </text:p>
          <text:list>
            <text:list-item>
              <text:list>
                <text:list-item>
                  <text:p text:style-name="P30">M-47 ==&gt; plasma + catalysis</text:p>
                </text:list-item>
              </text:list>
            </text:list-item>
          </text:list>
        </text:list-item>
      </text:list>
      <text:p text:style-name="P5">[next]</text:p>
      <text:list xml:id="list6944351596672724561" text:style-name="L16">
        <text:list-item>
          <text:p text:style-name="P37">TASK : #24.6 / M-47</text:p>
        </text:list-item>
      </text:list>
      <text:p text:style-name="P5">[further]</text:p>
      <text:p text:style-name="P13"><text:line-break/><text:span text:style-name="T5">[/ XXX] 20200620_141224</text:span></text:p>
      <text:p text:style-name="P6"/>
      <text:p text:style-name="P2"/>
      <text:p text:style-name="P5"><text:span text:style-name="T2">23_45</text:span>----------------------------------------------------------------</text:p>
      <text:p text:style-name="P8">[46] res free# JVEMV6 37#23_X / 37. miscs / 23. CO2 / 20200629_163840</text:p>
      <text:p text:style-name="P3"/>
      <text:p text:style-name="P5">[do] <text:span text:style-name="T4">#_ </text:span></text:p>
      <text:list xml:id="list6726577649615640814" text:style-name="L17">
        <text:list-item>
          <text:p text:style-name="P31"><text:soft-page-break/>REVIEW </text:p>
        </text:list-item>
        <text:list-item>
          <text:p text:style-name="P31">TASK-1 : #24.6 / M-47 </text:p>
          <text:list>
            <text:list-item>
              <text:p text:style-name="P31">#24.6</text:p>
              <text:list>
                <text:list-item>
                  <text:p text:style-name="P31"><text:a xlink:type="simple" xlink:href="http://www.mdpi.com/2073-4344/6/6/80" text:style-name="Internet_20_link" text:visited-style-name="Visited_20_Internet_20_Link">www.mdpi.com/2073-4344/6/6/80</text:a><text:tab/>:d-1</text:p>
                  <text:list>
                    <text:list-item>
                      <text:p text:style-name="P31"><text:a xlink:type="simple" xlink:href="https://www.mdpi.com/catalysts/catalysts-06-00080/article_deploy/html/images/catalysts-06-00080-g019.png" text:style-name="Internet_20_link" text:visited-style-name="Visited_20_Internet_20_Link">https://www.mdpi.com/catalysts/catalysts-06-00080/article_deploy/html/images/catalysts-06-00080-g019.png</text:a></text:p>
                    </text:list-item>
                  </text:list>
                </text:list-item>
                <text:list-item>
                  <text:p text:style-name="P31"/>
                </text:list-item>
              </text:list>
            </text:list-item>
          </text:list>
        </text:list-item>
      </text:list>
      <text:p text:style-name="P5">[next]</text:p>
      <text:list xml:id="list4280987581499769663" text:style-name="L18">
        <text:list-item>
          <text:p text:style-name="P38">TASK : M-52</text:p>
        </text:list-item>
      </text:list>
      <text:p text:style-name="P5">[further]</text:p>
      <text:p text:style-name="P13"><text:line-break/><text:span text:style-name="T5">[/ XXX] 20200629_172921</text:span></text:p>
      <text:p text:style-name="P6"/>
      <text:p text:style-name="P42"><text:span text:style-name="T11">@@@</text:span></text:p>
      <text:p text:style-name="P5"><text:span text:style-name="T2">23_46</text:span>----------------------------------------------------------------</text:p>
      <text:p text:style-name="P8">[47] res free# JVEMV6 37#23_X / 37. miscs / 23. CO2 / XXX</text:p>
      <text:p text:style-name="P3"/>
      <text:p text:style-name="P5">[do] <text:span text:style-name="T4">#_ </text:span></text:p>
      <text:list xml:id="list7770508893841690669" text:style-name="L19">
        <text:list-item>
          <text:p text:style-name="P32">REVIEW </text:p>
        </text:list-item>
        <text:list-item>
          <text:p text:style-name="P32">TASK-1</text:p>
        </text:list-item>
      </text:list>
      <text:p text:style-name="P5">[next]</text:p>
      <text:list xml:id="list2248042651996118644" text:style-name="L26">
        <text:list-item>
          <text:p text:style-name="P41">TASK</text:p>
        </text:list-item>
      </text:list>
      <text:p text:style-name="P5">[further]</text:p>
      <text:p text:style-name="P13"><text:line-break/><text:soft-page-break/><text:span text:style-name="T5">[/ XXX] </text:span></text:p>
      <text:p text:style-name="P6"/>
      <text:p text:style-name="P3"/>
      <text:p text:style-name="P3">----------------------------------------- [TEMPLATE] 20200427_130632</text:p>
      <text:p text:style-name="P5"><text:span text:style-name="T2">23_XX</text:span>----------------------------------------------------------------</text:p>
      <text:p text:style-name="P8">[XX] res free# JVEMV6 37#23_X / 37. miscs / 23. CO2 / XXX</text:p>
      <text:p text:style-name="P5"/>
      <text:p text:style-name="P5">[do] <text:span text:style-name="T4">#_ </text:span></text:p>
      <text:list xml:id="list37543539" text:continue-list="list7770508893841690669" text:style-name="L19">
        <text:list-item>
          <text:p text:style-name="P32">REVIEW </text:p>
        </text:list-item>
        <text:list-item>
          <text:p text:style-name="P32">TASK-1</text:p>
        </text:list-item>
      </text:list>
      <text:p text:style-name="P5">[next]</text:p>
      <text:list xml:id="list5418146904238999402" text:style-name="L20">
        <text:list-item>
          <text:p text:style-name="P39">TASK</text:p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6"/>
      <text:p text:style-name="P3"/>
      <text:p text:style-name="P3"/>
      <text:p text:style-name="P5"><text:span text:style-name="T1">23_X</text:span>----------------------------------------------------------------</text:p>
      <text:p text:style-name="P8">res free# JVEMV6 37#23_X / 37. miscs / 23. CO2 / XXX</text:p>
      <text:p text:style-name="P5"/>
      <text:p text:style-name="P5">[do] <text:span text:style-name="T4">#_ </text:span></text:p>
      <text:list xml:id="list4905663630912421798" text:style-name="L21">
        <text:list-item>
          <text:p text:style-name="P33">REVIEW </text:p>
        </text:list-item>
        <text:list-item>
          <text:p text:style-name="P33">TASK-1</text:p>
          <text:list>
            <text:list-item>
              <text:p text:style-name="P33"><text:soft-page-break/>read</text:p>
            </text:list-item>
          </text:list>
        </text:list-item>
      </text:list>
      <text:section text:style-name="Sect1" text:name="セクション8">
        <text:list xml:id="list37567796" text:continue-numbering="true" text:style-name="L21">
          <text:list-item>
            <text:list>
              <text:list-item>
                <text:list>
                  <text:list-item>
                    <text:p text:style-name="P33">aa</text:p>
                  </text:list-item>
                  <text:list-item>
                    <text:p text:style-name="P33">bb</text:p>
                  </text:list-item>
                  <text:list-item>
                    <text:p text:style-name="P33">cc</text:p>
                  </text:list-item>
                </text:list>
              </text:list-item>
            </text:list>
          </text:list-item>
        </text:list>
      </text:section>
      <text:list xml:id="list37568950" text:continue-numbering="true" text:style-name="L21">
        <text:list-item>
          <text:list>
            <text:list-item>
              <text:p text:style-name="P33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6">1</text:p>
          </table:table-cell>
          <table:table-cell table:style-name="表22.B1" office:value-type="string">
            <text:p text:style-name="P17"/>
          </table:table-cell>
        </table:table-row>
        <table:table-row>
          <table:table-cell table:style-name="表22.A2" office:value-type="float" office:value="2">
            <text:p text:style-name="P16">2</text:p>
          </table:table-cell>
          <table:table-cell table:style-name="表22.B2" office:value-type="string">
            <text:p text:style-name="P17"/>
          </table:table-cell>
        </table:table-row>
      </table:table>
      <text:list xml:id="list37550478" text:continue-numbering="true" text:style-name="L21">
        <text:list-item>
          <text:list>
            <text:list-item>
              <text:p text:style-name="P33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6">1</text:p>
          </table:table-cell>
          <table:table-cell table:style-name="表23.B1" office:value-type="string">
            <text:p text:style-name="P17"/>
          </table:table-cell>
        </table:table-row>
        <table:table-row>
          <table:table-cell table:style-name="表23.A2" office:value-type="float" office:value="2">
            <text:p text:style-name="P16">2</text:p>
          </table:table-cell>
          <table:table-cell table:style-name="表23.B2" office:value-type="string">
            <text:p text:style-name="P17"/>
          </table:table-cell>
        </table:table-row>
      </table:table>
      <text:list xml:id="list37538530" text:continue-numbering="true" text:style-name="L21">
        <text:list-item>
          <text:p text:style-name="P33">aaa</text:p>
        </text:list-item>
        <text:list-item>
          <text:p text:style-name="P33">aa</text:p>
          <text:list>
            <text:list-item>
              <text:p text:style-name="P33"/>
            </text:list-item>
          </text:list>
        </text:list-item>
      </text:list>
      <text:p text:style-name="P14"/>
      <text:p text:style-name="P5"/>
      <text:p text:style-name="P5">[next]</text:p>
      <text:list xml:id="list3241451976531370342" text:style-name="L22">
        <text:list-item>
          <text:p text:style-name="P40">TASK</text:p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7"/>
      <text:p text:style-name="P5">/ <text:span text:style-name="T3">------------------------------------------------ [TEMPLATE] </text:span><text:span text:style-name="T3">20200427_130632 /</text:span></text:p>
      <text:p text:style-name="P3">------------------------------------------ DOCS (Materials)</text:p>
      <text:p text:style-name="P3">https://ja.wikipedia.org/wiki/カルビン回路</text:p>
      <text:p text:style-name="P3"><text:soft-page-break/>https://ja.wikipedia.org/wiki/カルビン回路#カルビン回路の反応</text:p>
      <text:p text:style-name="P3">https://de.wikipedia.org/wiki/Calvin-Zyklus</text:p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4<text:tab/>https://duckduckgo.com/?q=mit+split+co2&amp;t=opera&amp;ia=web<text:tab/>2020年4月22日8:39:41</text:p>
      <text:p text:style-name="P3"><text:soft-page-break/></text:p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5"/>
          </table:table-cell>
          <table:table-cell table:style-name="表2.A1" office:value-type="string">
            <text:p text:style-name="P15"/>
          </table:table-cell>
          <table:table-cell table:style-name="表2.C1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12">###\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8">[</text:span><text:span text:style-name="T7">45</text:span><text:span text:style-name="T8">]</text:span>) periodical updates^" &amp;&amp; e &amp;&amp; p</text:p>
          </table:table-cell>
        </table:table-row>
        <table:table-row>
          <table:table-cell table:style-name="表1.A3" office:value-type="string">
            <text:p text:style-name="P3">C:\WORKS_2\a.bat &amp;&amp; r oj &amp;&amp; git add -a &amp;&amp; git commit -m ^"(res : JVE_37#23 : CO2 : 23_<text:span text:style-name="T8">[</text:span><text:span text:style-name="T8">34</text:span><text:span text:style-name="T8">]</text:span>) periodical updates^" &amp;&amp; e &amp;&amp; p</text:p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52">C:\WORKS_2\WS\WS_Others.JVEMV6\JVEMV6\37_miscs\23_CO2\end_all.bat <text:s text:c="5"/><text:span text:style-name="T13">[46] res free# JVEMV6 37#23_X / 37. miscs / 23. CO2 / 20200629_163840</text:span>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/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4048414201902964781" text:style-name="L23">
              <text:list-item>
                <text:p text:style-name="P48"><text:soft-page-break/>C/P</text:p>
              </text:list-item>
              <text:list-item>
                <text:p text:style-name="P48">change</text:p>
                <text:list>
                  <text:list-item>
                    <text:p text:style-name="P48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0"/>
      <text:p text:style-name="P10">steps </text:p>
      <text:p text:style-name="P10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9129584477764100645" text:style-name="L24">
              <text:list-item>
                <text:p text:style-name="P49">top of the title lines, change ==&gt; session number</text:p>
              </text:list-item>
              <text:list-item>
                <text:p text:style-name="P49">current session num ==&gt; increment</text:p>
              </text:list-item>
              <text:list-item>
                <text:p text:style-name="P49">datetime ==&gt; change to “XXX”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ave files</text:p>
            <text:list xml:id="list1542853190127873771" text:style-name="L25">
              <text:list-item>
                <text:p text:style-name="P50"><text:soft-page-break/>doc</text:p>
              </text:list-item>
              <text:list-item>
                <text:p text:style-name="P50">sheet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9"/>
      <text:p text:style-name="P9">close</text:p>
      <text:p text:style-name="P9"/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1"/>
          </table:table-cell>
          <table:table-cell table:style-name="表6.B1" office:value-type="string">
            <text:p text:style-name="P1">folders</text:p>
            <text:p text:style-name="P1">browser</text:p>
            <text:p text:style-name="P1">docs</text:p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</table:table>
      <text:p text:style-name="P11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6-29T17:33:59.15</dc:date>
    <dc:creator>iwabuchi ken</dc:creator>
    <meta:editing-duration>P2DT33M44S</meta:editing-duration>
    <meta:editing-cycles>252</meta:editing-cycles>
    <meta:generator>OpenOffice/4.1.3$Win32 OpenOffice.org_project/413m1$Build-9783</meta:generator>
    <meta:document-statistic meta:table-count="14" meta:image-count="0" meta:object-count="0" meta:page-count="15" meta:paragraph-count="225" meta:word-count="842" meta:character-count="6818"/>
  </office:meta>
</office:document-meta>
</file>